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8.8cm" svg:height="13.9cm" svg:x="2.1cm" svg:y="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7.5cm" svg:height="8.554cm" svg:x="2.8cm" svg:y="4.7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cm" svg:height="1.847cm" svg:x="5.7cm" svg:y="13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8cm" svg:height="0.388cm" svg:x="5.1cm" svg:y="3.26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0:41:16.88</meta:creation-date>
    <dc:date>2015-06-01T10:46:16.01</dc:date>
    <meta:editing-duration>PT4M59S</meta:editing-duration>
    <meta:editing-cycles>1</meta:editing-cycles>
    <meta:document-statistic meta:object-count="5"/>
    <meta:generator>OpenOffice/4.1.1$Win32 OpenOffice.org_project/411m6$Build-9775</meta:generator>
  </office:meta>
</office:document-meta>
</file>